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.423cm" style:contextual-spacing="false" fo:line-height="140%" fo:widows="1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</style:style>
    <style:style style:name="P4" style:family="paragraph" style:parent-style-name="Heading_20_1">
      <style:paragraph-properties fo:margin-left="0cm" fo:margin-right="0cm" fo:margin-top="0cm" fo:margin-bottom="0.423cm" style:contextual-spacing="false" fo:line-height="120%" fo:widows="1" fo:text-indent="0cm" style:auto-text-indent="false" fo:padding="0cm" fo:border="none"/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45%" fo:widows="1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45%" fo:widows="1" fo:text-indent="0cm" style:auto-text-indent="false" fo:background-color="#f7f7f7" fo:padding="0cm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10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11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12" style:family="paragraph" style:parent-style-name="Text_20_body" style:list-style-name="L1">
      <style:paragraph-properties fo:margin-top="0cm" fo:margin-bottom="0.423cm" style:contextual-spacing="false" style:line-height-at-least="0.661cm" fo:widows="1" fo:padding="0cm" fo:border="none"/>
    </style:style>
    <style:style style:name="P13" style:family="paragraph" style:parent-style-name="Heading_20_1">
      <style:text-properties fo:font-variant="normal" fo:text-transform="none" fo:color="#333333" style:font-name="Helvetica Neue" fo:font-size="18pt" fo:letter-spacing="normal" fo:font-style="normal" fo:font-weight="bold" officeooo:rsid="000fae88" officeooo:paragraph-rsid="000fae88" style:font-size-asian="18pt" style:font-size-complex="18pt"/>
    </style:style>
    <style:style style:name="T1" style:family="text">
      <style:text-properties fo:font-variant="normal" fo:text-transform="none" fo:color="#4183c4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Consolas" fo:font-size="9.75pt" fo:letter-spacing="normal" fo:font-style="normal" fo:font-weight="normal" fo:padding="0cm" fo:border="none"/>
    </style:style>
    <style:style style:name="T4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cm" fo:border="none"/>
    </style:style>
    <style:style style:name="T5" style:family="text">
      <style:text-properties style:font-name="Consolas" fo:font-size="9.75pt" fo:font-style="normal" fo:font-weight="normal"/>
    </style:style>
    <style:style style:name="T6" style:family="text">
      <style:text-properties fo:color="#63a35c"/>
    </style:style>
    <style:style style:name="T7" style:family="text">
      <style:text-properties fo:color="#795da3"/>
    </style:style>
    <style:style style:name="T8" style:family="text">
      <style:text-properties fo:color="#183691"/>
    </style:style>
    <style:style style:name="T9" style:family="text">
      <style:text-properties fo:color="#183691" style:font-name="Consolas" fo:font-size="9.75pt" fo:font-style="normal" fo:font-weight="normal"/>
    </style:style>
    <style:style style:name="T10" style:family="text">
      <style:text-properties fo:color="#a71d5d" style:font-name="Consolas" fo:font-size="9.75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http://codepen.io/buberdds/full/fBAsr/</text:h>
      <text:h text:style-name="P11" text:outline-level="1">angular-bootstrap-colorpicker</text:h>
      <text:p text:style-name="P2">This version contains a native AngularJS directive based on bootstrap-colorpicker jQuery library.<text:line-break/>No dependency on jQuery or jQuery plugin is required.</text:p>
      <text:p text:style-name="P3"><text:a xlink:type="simple" xlink:href="http://codepen.io/buberdds/full/fBAsr/" office:target-frame-name="_blank" xlink:show="new"><text:span text:style-name="T1">Demo page (Bootstrap v3.x.x)</text:span></text:a></text:p>
      <text:p text:style-name="P2">Previous releases:</text:p>
      <text:list xml:id="list8615946009749319072" text:style-name="L1">
        <text:list-item>
          <text:p text:style-name="P12"><text:a xlink:type="simple" xlink:href="https://github.com/buberdds/angular-bootstrap-colorpicker/tree/2.0"><text:span text:style-name="T1">branch 2.0</text:span></text:a><text:span text:style-name="T2"> (Bootstrap v2.x.x)</text:span></text:p>
        </text:list-item>
        <text:list-item>
          <text:p text:style-name="P12"><text:a xlink:type="simple" xlink:href="https://github.com/buberdds/angular-bootstrap-colorpicker/tree/1.0.0"><text:span text:style-name="T1">branch 1.0</text:span></text:a><text:span text:style-name="T2"> if you need a functionality from the original plugin or IE&lt;9 support</text:span></text:p>
        </text:list-item>
      </text:list>
      <text:h text:style-name="P4" text:outline-level="1"><text:bookmark text:name="user-content-installation"/>Installation</text:h>
      <text:p text:style-name="P7"><text:span text:style-name="T2">Copy </text:span><text:span text:style-name="Source_20_Text"><text:span text:style-name="T3">css/colorpicker.css</text:span></text:span><text:span text:style-name="T2"> and </text:span><text:span text:style-name="Source_20_Text"><text:span text:style-name="T3">js/bootstrap-colorpicker-module.js</text:span></text:span><text:span text:style-name="T2">. Add a dependency to your app, for instance:</text:span></text:p>
      <text:p text:style-name="P5"><text:span text:style-name="Source_20_Text"><text:span text:style-name="T4">angular.module('myApp', ['colorpicker.module'])</text:span></text:span></text:p>
      <text:h text:style-name="P4" text:outline-level="1"><text:bookmark text:name="user-content-examples"/>Examples:</text:h>
      <text:p text:style-name="P2">Hex format</text:p>
      <text:p text:style-name="P6">&lt;<text:span text:style-name="T6">input</text:span> <text:span text:style-name="T7">colorpicker</text:span> <text:span text:style-name="T7">type</text:span>=<text:span text:style-name="T8">"text"</text:span> <text:span text:style-name="T7">ng-model</text:span>=<text:span text:style-name="T8">"your_model"</text:span> /&gt;</text:p>
      <text:p text:style-name="P2">or</text:p>
      <text:p text:style-name="P6">&lt;<text:span text:style-name="T6">input</text:span> <text:span text:style-name="T7">colorpicker</text:span>=<text:span text:style-name="T8">"hex"</text:span> <text:span text:style-name="T7">type</text:span>=<text:span text:style-name="T8">"text"</text:span> <text:span text:style-name="T7">ng-model</text:span>=<text:span text:style-name="T8">"your_model"</text:span> /&gt;</text:p>
      <text:p text:style-name="P2">RGB format</text:p>
      <text:p text:style-name="P6">&lt;<text:span text:style-name="T6">input</text:span> <text:span text:style-name="T7">colorpicker</text:span>=<text:span text:style-name="T8">"rgb"</text:span> <text:span text:style-name="T7">type</text:span>=<text:span text:style-name="T8">"text"</text:span> <text:span text:style-name="T7">ng-model</text:span>=<text:span text:style-name="T8">"your_model"</text:span> /&gt;</text:p>
      <text:p text:style-name="P2">RBGA format</text:p>
      <text:p text:style-name="P6">&lt;<text:span text:style-name="T6">input</text:span> <text:span text:style-name="T7">colorpicker</text:span>=<text:span text:style-name="T8">"rgba"</text:span> <text:span text:style-name="T7">type</text:span>=<text:span text:style-name="T8">"text"</text:span> <text:span text:style-name="T7">ng-model</text:span>=<text:span text:style-name="T8">"your_model"</text:span> /&gt;</text:p>
      <text:p text:style-name="P2">As non input element</text:p>
      <text:p text:style-name="P6">&lt;<text:span text:style-name="T6">div</text:span> <text:span text:style-name="T7">colorpicker</text:span> <text:span text:style-name="T7">ng-model</text:span>=<text:span text:style-name="T8">"your_model"</text:span>&gt;&lt;/<text:span text:style-name="T6">div</text:span>&gt;</text:p>
      <text:p text:style-name="P2">The color picker template with an input element</text:p>
      <text:p text:style-name="P6">&lt;<text:span text:style-name="T6">input</text:span> <text:span text:style-name="T7">colorpicker</text:span> <text:span text:style-name="T7">colorpicker-with-input</text:span>=<text:span text:style-name="T8">"true"</text:span> <text:span text:style-name="T7">type</text:span>=<text:span text:style-name="T8">"text"</text:span> <text:span text:style-name="T7">ng-model</text:span>=<text:span text:style-name="T8">"your_model"</text:span> /&gt;</text:p>
      <text:p text:style-name="P2"><text:soft-page-break/>Position of the color picker (top, right, bottom, left).</text:p>
      <text:p text:style-name="P6">&lt;<text:span text:style-name="T6">input</text:span> <text:span text:style-name="T7">colorpicker</text:span> <text:span text:style-name="T7">colorpicker-position</text:span>=<text:span text:style-name="T8">"right"</text:span> <text:span text:style-name="T7">type</text:span>=<text:span text:style-name="T8">"text"</text:span> <text:span text:style-name="T7">ng-model</text:span>=<text:span text:style-name="T8">"your_model"</text:span> /&gt;</text:p>
      <text:p text:style-name="P2">The color picker in a fixed element</text:p>
      <text:p text:style-name="P6">&lt;<text:span text:style-name="T6">input</text:span> <text:span text:style-name="T7">colorpicker</text:span> <text:span text:style-name="T7">colorpicker-fixed-position</text:span>=<text:span text:style-name="T8">"true"</text:span> <text:span text:style-name="T7">type</text:span>=<text:span text:style-name="T8">"text"</text:span> <text:span text:style-name="T7">ng-model</text:span>=<text:span text:style-name="T8">"your_model"</text:span> /&gt;</text:p>
      <text:p text:style-name="P2">When using fixed positioning, you can also put the picker into the parent element (this allows more styling control)</text:p>
      <text:p text:style-name="P6">&lt;<text:span text:style-name="T6">input</text:span> <text:span text:style-name="T7">colorpicker</text:span> <text:span text:style-name="T7">colorpicker-fixed-position</text:span>=<text:span text:style-name="T8">"true"</text:span> <text:span text:style-name="T7">colorpicker-parent</text:span>=<text:span text:style-name="T8">"true"</text:span> <text:span text:style-name="T7">type</text:span>=<text:span text:style-name="T8">"text"</text:span> <text:span text:style-name="T7">ng-model</text:span>=<text:span text:style-name="T8">"your_model"</text:span> /&gt;</text:p>
      <text:p text:style-name="P2">The color picker in UI Bootstrap modal (the parent element position property must be set to relative)</text:p>
      <text:p text:style-name="P6">&lt;<text:span text:style-name="T6">input</text:span> <text:span text:style-name="T7">colorpicker</text:span> <text:span text:style-name="T7">colorpicker-parent</text:span>=<text:span text:style-name="T8">"true"</text:span> <text:span text:style-name="T7">type</text:span>=<text:span text:style-name="T8">"text"</text:span> <text:span text:style-name="T7">ng-model</text:span>=<text:span text:style-name="T8">"your_model"</text:span> /&gt;</text:p>
      <text:p text:style-name="P2">Binding the visibility of the color picker to a variable in the scope</text:p>
      <text:p text:style-name="P6">&lt;<text:span text:style-name="T6">input</text:span> <text:span text:style-name="T7">colorpicker</text:span> <text:span text:style-name="T7">colorpicker-is-open</text:span>=<text:span text:style-name="T8">"isOpen"</text:span> <text:span text:style-name="T7">type</text:span>=<text:span text:style-name="T8">"text"</text:span> <text:span text:style-name="T7">ng-model</text:span>=<text:span text:style-name="T8">"your_model"</text:span> /&gt;</text:p>
      <text:p text:style-name="P2">Auto hiding the color picker when a color has been selected</text:p>
      <text:p text:style-name="P6">&lt;<text:span text:style-name="T6">input</text:span> <text:span text:style-name="T7">colorpicker</text:span> <text:span text:style-name="T7">colorpicker-close-on-select</text:span> <text:span text:style-name="T7">type</text:span>=<text:span text:style-name="T8">"text"</text:span> <text:span text:style-name="T7">ng-model</text:span>=<text:span text:style-name="T8">"your_model"</text:span> /&gt;</text:p>
      <text:h text:style-name="P4" text:outline-level="1"><text:bookmark text:name="user-content-events"/>Events:</text:h>
      <text:p text:style-name="P2">Each color picker will emit the following events passing a data object in the following format:</text:p>
      <text:p text:style-name="P6">{</text:p>
      <text:p text:style-name="P9"><text:s text:c="4"/><text:span text:style-name="T5">name</text:span><text:span text:style-name="T10">:</text:span><text:span text:style-name="T5"> </text:span><text:span text:style-name="T9">''</text:span><text:span text:style-name="T5">,</text:span></text:p>
      <text:p text:style-name="P9"><text:s text:c="4"/><text:span text:style-name="T5">value</text:span><text:span text:style-name="T10">:</text:span><text:span text:style-name="T5"> </text:span><text:span text:style-name="T9">''</text:span></text:p>
      <text:p text:style-name="P10">}</text:p>
      <text:p text:style-name="P2">Name is the string representation of ng-model and value is the current color.</text:p>
      <text:h text:style-name="P1" text:outline-level="4"><text:bookmark text:name="user-content-colorpicker-selected"/>colorpicker-selected</text:h>
      <text:p text:style-name="P2">A global selected event, will be fired when a color is selected from the saturation, hue or alpha slider.</text:p>
      <text:h text:style-name="P1" text:outline-level="4"><text:bookmark text:name="user-content-colorpicker-selected-saturation"/>colorpicker-selected-saturation</text:h>
      <text:p text:style-name="P2">Will be fired when a color is selected from the saturation slider.</text:p>
      <text:h text:style-name="P1" text:outline-level="4"><text:bookmark text:name="user-content-colorpicker-selected-hue"/>colorpicker-selected-hue</text:h>
      <text:p text:style-name="P2">Will be fired when a color is selected from the hue slider.</text:p>
      <text:h text:style-name="P1" text:outline-level="4"><text:bookmark text:name="user-content-colorpicker-selected-alpha"/><text:soft-page-break/>colorpicker-selected-alpha</text:h>
      <text:p text:style-name="P2">Will be fired when a color is selected from the alpha slider.</text:p>
      <text:h text:style-name="P1" text:outline-level="4"><text:bookmark text:name="user-content-colorpicker-shown"/>colorpicker-shown</text:h>
      <text:p text:style-name="P2">Will be fired when a color picker is opened.</text:p>
      <text:h text:style-name="P1" text:outline-level="4"><text:bookmark text:name="user-content-colorpicker-closed"/>colorpicker-closed</text:h>
      <text:p text:style-name="P8">Will be fired when a color picker is closed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4T18:03:46.222100132</dc:date>
    <dc:creator>Atheo </dc:creator>
    <meta:generator>LibreOffice/4.2.7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3" meta:paragraph-count="54" meta:word-count="341" meta:character-count="2713" meta:non-whitespace-character-count="2420"/>
  </office:meta>
</office:document-meta>
</file>